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Century Gothic" svg:font-family="'Century Gothic'"/>
    <style:font-face style:name="Poppins" svg:font-family="Poppins"/>
    <style:font-face style:name="Roboto" svg:font-family="Roboto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3cm"/>
    </style:style>
    <style:style style:name="co2" style:family="table-column">
      <style:table-column-properties fo:break-before="auto" style:column-width="2.18cm"/>
    </style:style>
    <style:style style:name="co3" style:family="table-column">
      <style:table-column-properties fo:break-before="auto" style:column-width="6.639cm"/>
    </style:style>
    <style:style style:name="co4" style:family="table-column">
      <style:table-column-properties fo:break-before="auto" style:column-width="3.014cm"/>
    </style:style>
    <style:style style:name="co5" style:family="table-column">
      <style:table-column-properties fo:break-before="auto" style:column-width="2.058cm"/>
    </style:style>
    <style:style style:name="co6" style:family="table-column">
      <style:table-column-properties fo:break-before="auto" style:column-width="1.692cm"/>
    </style:style>
    <style:style style:name="co7" style:family="table-column">
      <style:table-column-properties fo:break-before="auto" style:column-width="2.475cm"/>
    </style:style>
    <style:style style:name="co8" style:family="table-column">
      <style:table-column-properties fo:break-before="auto" style:column-width="0.074cm"/>
    </style:style>
    <style:style style:name="co9" style:family="table-column">
      <style:table-column-properties fo:break-before="auto" style:column-width="0.587cm"/>
    </style:style>
    <style:style style:name="co10" style:family="table-column">
      <style:table-column-properties fo:break-before="auto" style:column-width="0.661cm"/>
    </style:style>
    <style:style style:name="ro1" style:family="table-row">
      <style:table-row-properties style:row-height="2.196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609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Diagramme_20_de_20_Gantt">
      <style:table-properties table:display="true" style:writing-mode="lr-tb" tableooo:tab-color="#3d85c6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Poppins" fo:font-size="30pt" fo:font-style="normal" fo:text-shadow="none" style:text-underline-style="none" fo:font-weight="bold" style:font-size-asian="30pt" style:font-style-asian="normal" style:font-weight-asian="bold" style:font-name-complex="Poppins" style:font-size-complex="30pt" style:font-style-complex="normal" style:font-weight-complex="bold"/>
    </style:style>
    <style:style style:name="ce8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30pt" fo:font-style="normal" fo:text-shadow="none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efefef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 style:data-style-name="N146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17" style:family="table-cell" style:parent-style-name="Default">
      <style:table-cell-properties fo:border-bottom="2.49pt solid #0b5394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d9d9d9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Roboto" fo:font-size="10pt" fo:language="da" fo:country="DK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434343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d9d9d9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0.74pt solid 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3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 style:data-style-name="N1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">
      <style:table-cell-properties fo:border-bottom="0.74pt solid #b7b7b7" fo:background-color="#73c79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ackground-color="#0b5394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Default">
      <style:table-cell-properties fo:background-color="#2f75b5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6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7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b5394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44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45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 style:data-style-name="N145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145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52" style:family="table-cell" style:parent-style-name="Default" style:data-style-name="N3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b7b7b7" style:diagonal-bl-tr="none" style:diagonal-tl-br="none" fo:border-left="none" fo:border-right="0.74pt solid #b7b7b7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06pt solid #b7b7b7" fo:background-color="#5b9bd5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/>
    </style:style>
    <style:style style:name="ce60" style:family="table-cell" style:parent-style-name="Default">
      <style:table-cell-properties fo:background-color="#ddebf7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fo:border-bottom="0.06pt solid #b7b7b7" fo:background-color="#ddebf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border-bottom="2.49pt solid #0b5394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fo:background-color="#5b9bd5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37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order-bottom="none" fo:background-color="#45818e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7" style:family="table-cell" style:parent-style-name="Default">
      <style:table-cell-properties fo:background-color="#a2c4c9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8" style:family="table-cell" style:parent-style-name="Default">
      <style:table-cell-properties fo:border-bottom="none" fo:background-color="#d0e0e3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9" style:family="table-cell" style:parent-style-name="Default">
      <style:table-cell-properties fo:border-bottom="0.06pt solid #b7b7b7" fo:background-color="#d0e0e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style:rotation-align="none"/>
      <style:text-properties fo:color="#999999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order-bottom="0.06pt solid #b7b7b7" fo:background-color="#ededed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ackground-color="#ededed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Poppins" fo:font-size="11pt" fo:font-style="normal" fo:text-shadow="none" style:text-underline-style="none" fo:font-weight="normal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ce75" style:family="table-cell" style:parent-style-name="Default">
      <style:table-cell-properties fo:background-color="#d0e0e3" style:diagonal-bl-tr="none" style:diagonal-tl-br="none" fo:border="0.06pt solid #b7b7b7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0.06pt solid #b7b7b7" fo:background-color="#d0e0e3" style:diagonal-bl-tr="none" style:diagonal-tl-br="none" fo:border-left="none" fo:border-right="0.06pt solid #b7b7b7" style:rotation-align="none" fo:border-top="0.06pt solid #b7b7b7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Poppins" fo:font-size="12pt" fo:font-style="normal" fo:text-shadow="none" style:text-underline-style="none" fo:font-weight="normal" style:font-size-asian="12pt" style:font-style-asian="normal" style:font-weight-asian="normal" style:font-name-complex="Poppins" style:font-size-complex="12pt" style:font-style-complex="normal" style:font-weight-complex="normal"/>
    </style:style>
    <style:style style:name="ce78" style:family="table-cell" style:parent-style-name="Default">
      <style:table-cell-properties fo:border-bottom="none" fo:background-color="#833c0c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9" style:family="table-cell" style:parent-style-name="Default">
      <style:table-cell-properties fo:background-color="#c65911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0" style:family="table-cell" style:parent-style-name="Default">
      <style:table-cell-properties fo:border-bottom="none" fo:background-color="#f8cbad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1" style:family="table-cell" style:parent-style-name="Default">
      <style:table-cell-properties fo:border-bottom="0.06pt solid #b7b7b7" fo:background-color="#fce4d6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ackground-color="#fce4d6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>
      <style:table-cell-properties fo:border-bottom="none" fo:background-color="#806000" style:diagonal-bl-tr="none" style:diagonal-tl-br="none" style:text-align-source="fix" style:repeat-content="false" fo:wrap-option="no-wrap" fo:border-left="0.74pt solid #b7b7b7" style:direction="ltr" fo:border-right="0.74pt solid #cccccc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4" style:family="table-cell" style:parent-style-name="Default">
      <style:table-cell-properties fo:background-color="#bf8f00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5" style:family="table-cell" style:parent-style-name="Default">
      <style:table-cell-properties fo:border-bottom="none" fo:background-color="#ffe699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6" style:family="table-cell" style:parent-style-name="Default">
      <style:table-cell-properties fo:border-bottom="0.06pt solid #b7b7b7" fo:background-color="#fff2cc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>
      <style:table-cell-properties fo:border-bottom="none" style:diagonal-bl-tr="none" style:diagonal-tl-br="none" fo:border-left="none" fo:border-right="0.74pt solid #cccccc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0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74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agramme de Gant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number-columns-repeated="59" table:default-cell-style-name="Default"/>
        <table:table-column table:style-name="co10" table:default-cell-style-name="Default"/>
        <table:table-row table:style-name="ro1">
          <table:table-cell table:style-name="ce1"/>
          <table:table-cell table:style-name="ce7"/>
          <table:table-cell table:style-name="ce16" table:number-columns-repeated="3"/>
          <table:table-cell table:style-name="ce1" table:number-columns-repeated="2"/>
          <table:table-cell table:style-name="ce16"/>
          <table:table-cell table:style-name="ce43"/>
          <table:table-cell table:style-name="ce51"/>
          <table:table-cell table:style-name="ce55"/>
          <table:table-cell table:style-name="ce56"/>
          <table:table-cell table:style-name="ce55" table:number-columns-repeated="2"/>
          <table:table-cell table:style-name="ce1" table:number-columns-repeated="15"/>
          <table:table-cell table:style-name="ce74" table:number-columns-repeated="9"/>
          <table:table-cell table:style-name="ce1" table:number-columns-repeated="31"/>
        </table:table-row>
        <table:table-row table:style-name="ro2">
          <table:table-cell table:style-name="ce1"/>
          <table:table-cell table:style-name="ce8" office:value-type="string" calcext:value-type="string" table:number-columns-spanned="7" table:number-rows-spanned="1">
            <text:p>DIAGRAMME DE GANTT</text:p>
          </table:table-cell>
          <table:covered-table-cell table:number-columns-repeated="6" table:style-name="ce17"/>
          <table:table-cell table:style-name="ce44" office:value-type="string" calcext:value-type="string" table:number-columns-spanned="6" table:number-rows-spanned="1">
            <text:p>Astuce de </text:p>
            <text:p>Smartsheet ➜</text:p>
          </table:table-cell>
          <table:covered-table-cell table:number-columns-repeated="5" table:style-name="ce17"/>
          <table:table-cell table:style-name="ce62" office:value-type="string" calcext:value-type="string" table:number-columns-spanned="19" table:number-rows-spanned="1">
            <text:p>La chronologie visuelle d'un diagramme de Gantt donne un aperçu détaillé des tâches et des dépendances d'un projet. </text:p>
          </table:table-cell>
          <table:covered-table-cell table:number-columns-repeated="18" table:style-name="ce17"/>
          <table:table-cell table:style-name="ce77" table:number-columns-repeated="5"/>
          <table:table-cell table:style-name="ce1" table:number-columns-repeated="31"/>
        </table:table-row>
        <table:table-row table:style-name="ro2">
          <table:table-cell table:style-name="ce1"/>
          <table:table-cell table:style-name="ce9" table:number-columns-repeated="2"/>
          <table:table-cell table:style-name="ce21" table:number-columns-repeated="5"/>
          <table:table-cell table:style-name="ce45" table:number-columns-repeated="4"/>
          <table:table-cell table:style-name="ce59" table:number-columns-repeated="3"/>
          <table:table-cell table:style-name="ce1" table:number-columns-repeated="14"/>
          <table:table-cell table:style-name="ce74" table:number-columns-repeated="9"/>
          <table:table-cell table:style-name="ce1" table:number-columns-repeated="31"/>
        </table:table-row>
        <table:table-row table:style-name="ro2">
          <table:table-cell table:style-name="ce1"/>
          <table:table-cell table:style-name="ce10" office:value-type="string" calcext:value-type="string" table:number-columns-spanned="2" table:number-rows-spanned="1">
            <text:p>TITRE DU PROJET</text:p>
          </table:table-cell>
          <table:covered-table-cell table:style-name="ce18"/>
          <table:table-cell table:style-name="ce22" office:value-type="string" calcext:value-type="string" table:number-columns-spanned="4" table:number-rows-spanned="1">
            <text:p>Tales Of Depression</text:p>
          </table:table-cell>
          <table:covered-table-cell table:number-columns-repeated="3" table:style-name="ce18"/>
          <table:table-cell table:style-name="ce32"/>
          <table:table-cell table:style-name="ce46" table:number-columns-spanned="7" table:number-rows-spanned="1"/>
          <table:covered-table-cell table:number-columns-repeated="6"/>
          <table:table-cell table:style-name="ce64" table:number-columns-spanned="13" table:number-rows-spanned="1"/>
          <table:covered-table-cell table:number-columns-repeated="12"/>
          <table:table-cell table:style-name="ce73"/>
          <table:table-cell table:style-name="ce74" table:number-columns-repeated="9"/>
          <table:table-cell table:style-name="ce1" table:number-columns-repeated="31"/>
        </table:table-row>
        <table:table-row table:style-name="ro2">
          <table:table-cell table:style-name="ce1"/>
          <table:table-cell table:style-name="ce10" office:value-type="string" calcext:value-type="string" table:number-columns-spanned="2" table:number-rows-spanned="1">
            <text:p>CHEF DE PROJET</text:p>
          </table:table-cell>
          <table:covered-table-cell table:style-name="ce18"/>
          <table:table-cell table:style-name="ce23" office:value-type="string" calcext:value-type="string" table:number-columns-spanned="4" table:number-rows-spanned="1">
            <text:p>ASENSI RIDDE Juan Miguel Enrique</text:p>
          </table:table-cell>
          <table:covered-table-cell table:number-columns-repeated="3" table:style-name="ce18"/>
          <table:table-cell table:style-name="ce33"/>
          <table:table-cell table:style-name="ce46" table:number-columns-spanned="7" table:number-rows-spanned="1"/>
          <table:covered-table-cell table:number-columns-repeated="6"/>
          <table:table-cell table:style-name="ce65" table:number-columns-spanned="12" table:number-rows-spanned="1"/>
          <table:covered-table-cell table:number-columns-repeated="11"/>
          <table:table-cell table:style-name="ce70"/>
          <table:table-cell table:style-name="ce73"/>
          <table:table-cell table:style-name="ce1" table:number-columns-repeated="8"/>
          <table:table-cell table:style-name="ce73"/>
          <table:table-cell table:style-name="ce1" table:number-columns-repeated="31"/>
        </table:table-row>
        <table:table-row table:style-name="ro2">
          <table:table-cell table:style-name="ce2"/>
          <table:table-cell table:style-name="ce10" office:value-type="string" calcext:value-type="string" table:number-columns-spanned="2" table:number-rows-spanned="1">
            <text:p>DOCUMENTALISTE</text:p>
          </table:table-cell>
          <table:covered-table-cell table:style-name="ce18"/>
          <table:table-cell table:style-name="ce23" office:value-type="string" calcext:value-type="string" table:number-columns-spanned="4" table:number-rows-spanned="1">
            <text:p>ASENSI RIDDE Juan Miguel Enrique</text:p>
          </table:table-cell>
          <table:covered-table-cell table:number-columns-repeated="3" table:style-name="ce18"/>
          <table:table-cell table:style-name="ce27"/>
          <table:table-cell table:style-name="ce11" table:number-columns-repeated="4"/>
          <table:table-cell table:style-name="ce2" table:number-columns-repeated="57"/>
        </table:table-row>
        <table:table-row table:style-name="ro2">
          <table:table-cell table:style-name="ce2"/>
          <table:table-cell table:style-name="ce11" table:number-columns-repeated="5"/>
          <table:table-cell table:style-name="ce27" table:number-columns-repeated="2"/>
          <table:table-cell table:style-name="ce11" table:number-columns-repeated="4"/>
          <table:table-cell table:style-name="ce2" table:number-columns-repeated="57"/>
        </table:table-row>
        <table:table-row table:style-name="ro3">
          <table:table-cell table:style-name="ce3"/>
          <table:table-cell table:style-name="ce12" office:value-type="string" calcext:value-type="string" table:number-columns-spanned="1" table:number-rows-spanned="3">
            <text:p>NUMÉRO</text:p>
          </table:table-cell>
          <table:table-cell table:style-name="ce12" office:value-type="string" calcext:value-type="string" table:number-columns-spanned="1" table:number-rows-spanned="3">
            <text:p>TITRE DE LA TÂCHE</text:p>
          </table:table-cell>
          <table:table-cell table:style-name="ce12" office:value-type="string" calcext:value-type="string" table:number-columns-spanned="1" table:number-rows-spanned="3">
            <text:p>DATE DE DÉBUT</text:p>
          </table:table-cell>
          <table:table-cell table:style-name="ce12" office:value-type="string" calcext:value-type="string" table:number-columns-spanned="1" table:number-rows-spanned="3">
            <text:p>DATE LIMITE</text:p>
          </table:table-cell>
          <table:table-cell table:style-name="ce12" office:value-type="string" calcext:value-type="string" table:number-columns-spanned="1" table:number-rows-spanned="3">
            <text:p>DURÉE</text:p>
          </table:table-cell>
          <table:table-cell table:style-name="ce12" office:value-type="string" calcext:value-type="string" table:number-columns-spanned="1" table:number-rows-spanned="3">
            <text:p>TÂCHE TERMINÉE (EN %)</text:p>
          </table:table-cell>
          <table:table-cell table:style-name="ce34" office:value-type="string" calcext:value-type="string" table:number-columns-spanned="15" table:number-rows-spanned="1">
            <text:p>PHASE UNE</text:p>
          </table:table-cell>
          <table:covered-table-cell table:number-columns-repeated="14"/>
          <table:table-cell table:style-name="ce66" office:value-type="string" calcext:value-type="string" table:number-columns-spanned="15" table:number-rows-spanned="1">
            <text:p>PHASE DEUX</text:p>
          </table:table-cell>
          <table:covered-table-cell table:number-columns-repeated="14"/>
          <table:table-cell table:style-name="ce78" office:value-type="string" calcext:value-type="string" table:number-columns-spanned="15" table:number-rows-spanned="1">
            <text:p>PHASE TROIS</text:p>
          </table:table-cell>
          <table:covered-table-cell table:number-columns-repeated="14"/>
          <table:table-cell table:style-name="ce83" office:value-type="string" calcext:value-type="string" table:number-columns-spanned="15" table:number-rows-spanned="1">
            <text:p>PHASE QUATRE</text:p>
          </table:table-cell>
          <table:covered-table-cell table:number-columns-repeated="13"/>
          <table:covered-table-cell table:style-name="ce88"/>
          <table:table-cell table:style-name="ce2"/>
          <table:table-cell/>
        </table:table-row>
        <table:table-row table:style-name="ro3">
          <table:table-cell table:style-name="ce4"/>
          <table:covered-table-cell table:number-columns-repeated="6"/>
          <table:table-cell table:style-name="ce35" office:value-type="string" calcext:value-type="string" table:number-columns-spanned="5" table:number-rows-spanned="1">
            <text:p>SEMAINE 1</text:p>
          </table:table-cell>
          <table:covered-table-cell table:number-columns-repeated="3" table:style-name="ce47"/>
          <table:covered-table-cell table:style-name="ce57"/>
          <table:table-cell table:style-name="ce35" office:value-type="string" calcext:value-type="string" table:number-columns-spanned="5" table:number-rows-spanned="1">
            <text:p>SEMAINE 2</text:p>
          </table:table-cell>
          <table:covered-table-cell table:number-columns-repeated="3" table:style-name="ce47"/>
          <table:covered-table-cell table:style-name="ce57"/>
          <table:table-cell table:style-name="ce35" office:value-type="string" calcext:value-type="string" table:number-columns-spanned="5" table:number-rows-spanned="1">
            <text:p>SEMAINE 3</text:p>
          </table:table-cell>
          <table:covered-table-cell table:number-columns-repeated="3" table:style-name="ce47"/>
          <table:covered-table-cell table:style-name="ce57"/>
          <table:table-cell table:style-name="ce67" office:value-type="string" calcext:value-type="string" table:number-columns-spanned="5" table:number-rows-spanned="1">
            <text:p>SEMAINE 4</text:p>
          </table:table-cell>
          <table:covered-table-cell table:number-columns-repeated="3" table:style-name="ce47"/>
          <table:covered-table-cell table:style-name="ce57"/>
          <table:table-cell table:style-name="ce67" office:value-type="string" calcext:value-type="string" table:number-columns-spanned="5" table:number-rows-spanned="1">
            <text:p>SEMAINE 5</text:p>
          </table:table-cell>
          <table:covered-table-cell table:number-columns-repeated="3" table:style-name="ce47"/>
          <table:covered-table-cell table:style-name="ce57"/>
          <table:table-cell table:style-name="ce67" office:value-type="string" calcext:value-type="string" table:number-columns-spanned="5" table:number-rows-spanned="1">
            <text:p>SEMAINE 6</text:p>
          </table:table-cell>
          <table:covered-table-cell table:number-columns-repeated="3" table:style-name="ce47"/>
          <table:covered-table-cell table:style-name="ce57"/>
          <table:table-cell table:style-name="ce79" office:value-type="string" calcext:value-type="string" table:number-columns-spanned="5" table:number-rows-spanned="1">
            <text:p>SEMAINE 7</text:p>
          </table:table-cell>
          <table:covered-table-cell table:number-columns-repeated="3" table:style-name="ce47"/>
          <table:covered-table-cell table:style-name="ce57"/>
          <table:table-cell table:style-name="ce79" office:value-type="string" calcext:value-type="string" table:number-columns-spanned="5" table:number-rows-spanned="1">
            <text:p>SEMAINE 8</text:p>
          </table:table-cell>
          <table:covered-table-cell table:number-columns-repeated="3" table:style-name="ce47"/>
          <table:covered-table-cell table:style-name="ce57"/>
          <table:table-cell table:style-name="ce79" office:value-type="string" calcext:value-type="string" table:number-columns-spanned="5" table:number-rows-spanned="1">
            <text:p>SEMAINE 9</text:p>
          </table:table-cell>
          <table:covered-table-cell table:number-columns-repeated="3" table:style-name="ce47"/>
          <table:covered-table-cell table:style-name="ce57"/>
          <table:table-cell table:style-name="ce84" office:value-type="string" calcext:value-type="string" table:number-columns-spanned="5" table:number-rows-spanned="1">
            <text:p>SEMAINE 10</text:p>
          </table:table-cell>
          <table:covered-table-cell table:number-columns-repeated="3" table:style-name="ce47"/>
          <table:covered-table-cell table:style-name="ce57"/>
          <table:table-cell table:style-name="ce84" office:value-type="string" calcext:value-type="string" table:number-columns-spanned="5" table:number-rows-spanned="1">
            <text:p>SEMAINE 11</text:p>
          </table:table-cell>
          <table:covered-table-cell table:number-columns-repeated="3" table:style-name="ce47"/>
          <table:covered-table-cell table:style-name="ce57"/>
          <table:table-cell table:style-name="ce84" office:value-type="string" calcext:value-type="string" table:number-columns-spanned="5" table:number-rows-spanned="1">
            <text:p>SEMAINE 12</text:p>
          </table:table-cell>
          <table:covered-table-cell table:number-columns-repeated="3" table:style-name="ce47"/>
          <table:covered-table-cell table:style-name="ce57"/>
          <table:table-cell table:style-name="ce4"/>
          <table:table-cell/>
        </table:table-row>
        <table:table-row table:style-name="ro3">
          <table:table-cell table:style-name="ce5"/>
          <table:covered-table-cell table:number-columns-repeated="6"/>
          <table:table-cell table:style-name="ce36" office:value-type="string" calcext:value-type="string">
            <text:p>L</text:p>
          </table:table-cell>
          <table:table-cell table:number-columns-repeated="2" table:style-name="ce36" office:value-type="string" calcext:value-type="string">
            <text:p>M</text:p>
          </table:table-cell>
          <table:table-cell table:style-name="ce36" office:value-type="string" calcext:value-type="string">
            <text:p>J</text:p>
          </table:table-cell>
          <table:table-cell table:style-name="ce36" office:value-type="string" calcext:value-type="string">
            <text:p>V</text:p>
          </table:table-cell>
          <table:table-cell table:style-name="ce36" office:value-type="string" calcext:value-type="string">
            <text:p>L</text:p>
          </table:table-cell>
          <table:table-cell table:number-columns-repeated="2" table:style-name="ce36" office:value-type="string" calcext:value-type="string">
            <text:p>M</text:p>
          </table:table-cell>
          <table:table-cell table:style-name="ce36" office:value-type="string" calcext:value-type="string">
            <text:p>J</text:p>
          </table:table-cell>
          <table:table-cell table:style-name="ce36" office:value-type="string" calcext:value-type="string">
            <text:p>V</text:p>
          </table:table-cell>
          <table:table-cell table:style-name="ce36" office:value-type="string" calcext:value-type="string">
            <text:p>L</text:p>
          </table:table-cell>
          <table:table-cell table:number-columns-repeated="2" table:style-name="ce36" office:value-type="string" calcext:value-type="string">
            <text:p>M</text:p>
          </table:table-cell>
          <table:table-cell table:style-name="ce36" office:value-type="string" calcext:value-type="string">
            <text:p>J</text:p>
          </table:table-cell>
          <table:table-cell table:style-name="ce36" office:value-type="string" calcext:value-type="string">
            <text:p>V</text:p>
          </table:table-cell>
          <table:table-cell table:style-name="ce68" office:value-type="string" calcext:value-type="string">
            <text:p>L</text:p>
          </table:table-cell>
          <table:table-cell table:number-columns-repeated="2" table:style-name="ce68" office:value-type="string" calcext:value-type="string">
            <text:p>M</text:p>
          </table:table-cell>
          <table:table-cell table:style-name="ce68" office:value-type="string" calcext:value-type="string">
            <text:p>J</text:p>
          </table:table-cell>
          <table:table-cell table:style-name="ce68" office:value-type="string" calcext:value-type="string">
            <text:p>V</text:p>
          </table:table-cell>
          <table:table-cell table:style-name="ce68" office:value-type="string" calcext:value-type="string">
            <text:p>L</text:p>
          </table:table-cell>
          <table:table-cell table:number-columns-repeated="2" table:style-name="ce68" office:value-type="string" calcext:value-type="string">
            <text:p>M</text:p>
          </table:table-cell>
          <table:table-cell table:style-name="ce68" office:value-type="string" calcext:value-type="string">
            <text:p>J</text:p>
          </table:table-cell>
          <table:table-cell table:style-name="ce68" office:value-type="string" calcext:value-type="string">
            <text:p>V</text:p>
          </table:table-cell>
          <table:table-cell table:style-name="ce68" office:value-type="string" calcext:value-type="string">
            <text:p>L</text:p>
          </table:table-cell>
          <table:table-cell table:number-columns-repeated="2" table:style-name="ce68" office:value-type="string" calcext:value-type="string">
            <text:p>M</text:p>
          </table:table-cell>
          <table:table-cell table:style-name="ce68" office:value-type="string" calcext:value-type="string">
            <text:p>J</text:p>
          </table:table-cell>
          <table:table-cell table:style-name="ce68" office:value-type="string" calcext:value-type="string">
            <text:p>V</text:p>
          </table:table-cell>
          <table:table-cell table:style-name="ce80" office:value-type="string" calcext:value-type="string">
            <text:p>L</text:p>
          </table:table-cell>
          <table:table-cell table:number-columns-repeated="2" table:style-name="ce80" office:value-type="string" calcext:value-type="string">
            <text:p>M</text:p>
          </table:table-cell>
          <table:table-cell table:style-name="ce80" office:value-type="string" calcext:value-type="string">
            <text:p>J</text:p>
          </table:table-cell>
          <table:table-cell table:style-name="ce80" office:value-type="string" calcext:value-type="string">
            <text:p>V</text:p>
          </table:table-cell>
          <table:table-cell table:style-name="ce80" office:value-type="string" calcext:value-type="string">
            <text:p>L</text:p>
          </table:table-cell>
          <table:table-cell table:number-columns-repeated="2" table:style-name="ce80" office:value-type="string" calcext:value-type="string">
            <text:p>M</text:p>
          </table:table-cell>
          <table:table-cell table:style-name="ce80" office:value-type="string" calcext:value-type="string">
            <text:p>J</text:p>
          </table:table-cell>
          <table:table-cell table:style-name="ce80" office:value-type="string" calcext:value-type="string">
            <text:p>V</text:p>
          </table:table-cell>
          <table:table-cell table:style-name="ce80" office:value-type="string" calcext:value-type="string">
            <text:p>L</text:p>
          </table:table-cell>
          <table:table-cell table:number-columns-repeated="2" table:style-name="ce80" office:value-type="string" calcext:value-type="string">
            <text:p>M</text:p>
          </table:table-cell>
          <table:table-cell table:style-name="ce80" office:value-type="string" calcext:value-type="string">
            <text:p>J</text:p>
          </table:table-cell>
          <table:table-cell table:style-name="ce80" office:value-type="string" calcext:value-type="string">
            <text:p>V</text:p>
          </table:table-cell>
          <table:table-cell table:style-name="ce85" office:value-type="string" calcext:value-type="string">
            <text:p>L</text:p>
          </table:table-cell>
          <table:table-cell table:number-columns-repeated="2" table:style-name="ce85" office:value-type="string" calcext:value-type="string">
            <text:p>M</text:p>
          </table:table-cell>
          <table:table-cell table:style-name="ce85" office:value-type="string" calcext:value-type="string">
            <text:p>J</text:p>
          </table:table-cell>
          <table:table-cell table:style-name="ce85" office:value-type="string" calcext:value-type="string">
            <text:p>V</text:p>
          </table:table-cell>
          <table:table-cell table:style-name="ce85" office:value-type="string" calcext:value-type="string">
            <text:p>L</text:p>
          </table:table-cell>
          <table:table-cell table:number-columns-repeated="2" table:style-name="ce85" office:value-type="string" calcext:value-type="string">
            <text:p>M</text:p>
          </table:table-cell>
          <table:table-cell table:style-name="ce85" office:value-type="string" calcext:value-type="string">
            <text:p>J</text:p>
          </table:table-cell>
          <table:table-cell table:style-name="ce85" office:value-type="string" calcext:value-type="string">
            <text:p>V</text:p>
          </table:table-cell>
          <table:table-cell table:style-name="ce85" office:value-type="string" calcext:value-type="string">
            <text:p>L</text:p>
          </table:table-cell>
          <table:table-cell table:number-columns-repeated="2" table:style-name="ce85" office:value-type="string" calcext:value-type="string">
            <text:p>M</text:p>
          </table:table-cell>
          <table:table-cell table:style-name="ce85" office:value-type="string" calcext:value-type="string">
            <text:p>J</text:p>
          </table:table-cell>
          <table:table-cell table:style-name="ce85" office:value-type="string" calcext:value-type="string">
            <text:p>V</text:p>
          </table:table-cell>
          <table:table-cell table:style-name="ce5"/>
          <table:table-cell/>
        </table:table-row>
        <table:table-row table:style-name="ro2">
          <table:table-cell table:style-name="ce2"/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Initialisation</text:p>
          </table:table-cell>
          <table:table-cell table:style-name="ce24" table:number-columns-repeated="4"/>
          <table:table-cell table:style-name="ce37"/>
          <table:table-cell table:style-name="ce48"/>
          <table:table-cell table:style-name="ce52" table:number-columns-repeated="2"/>
          <table:table-cell table:style-name="ce37" table:number-columns-repeated="56"/>
          <table:table-cell table:style-name="ce2"/>
          <table:table-cell/>
        </table:table-row>
        <table:table-row-group>
          <table:table-row table:style-name="ro3">
            <table:table-cell table:style-name="ce6"/>
            <table:table-cell table:style-name="ce14" office:value-type="date" office:date-value="2018-01-01" calcext:value-type="date">
              <text:p>1.1</text:p>
            </table:table-cell>
            <table:table-cell table:style-name="ce20" office:value-type="string" calcext:value-type="string">
              <text:p>Commande de Projets(Jeux vidéos)</text:p>
            </table:table-cell>
            <table:table-cell table:number-columns-repeated="2" table:style-name="ce25" office:value-type="date" office:date-value="2025-01-16" calcext:value-type="date">
              <text:p>16/01/25</text:p>
            </table:table-cell>
            <table:table-cell table:style-name="ce26" table:formula="of:=DAYS360([.D12];[.E12])" office:value-type="float" office:value="0" calcext:value-type="float">
              <text:p>0</text:p>
            </table:table-cell>
            <table:table-cell table:style-name="ce28" office:value-type="percentage" office:value="1" calcext:value-type="percentage">
              <text:p>100 %</text:p>
            </table:table-cell>
            <table:table-cell table:style-name="ce38"/>
            <table:table-cell table:style-name="ce49"/>
            <table:table-cell table:style-name="ce53" table:number-columns-repeated="2"/>
            <table:table-cell table:style-name="ce58" table:number-columns-repeated="3"/>
            <table:table-cell table:style-name="ce61" table:number-columns-repeated="3"/>
            <table:table-cell table:style-name="ce53" table:number-columns-repeated="10"/>
            <table:table-cell table:style-name="ce71" table:number-columns-repeated="5"/>
            <table:table-cell table:style-name="ce53" table:number-columns-repeated="10"/>
            <table:table-cell table:style-name="ce81" table:number-columns-repeated="5"/>
            <table:table-cell table:style-name="ce53" table:number-columns-repeated="10"/>
            <table:table-cell table:style-name="ce86" table:number-columns-repeated="5"/>
            <table:table-cell table:style-name="ce53" table:number-columns-repeated="4"/>
            <table:table-cell table:style-name="ce89"/>
            <table:table-cell table:style-name="ce6"/>
            <table:table-cell/>
          </table:table-row>
          <table:table-row table:style-name="ro3">
            <table:table-cell table:style-name="ce6"/>
            <table:table-cell table:style-name="ce15" office:value-type="string" calcext:value-type="string">
              <text:p>1.1.1</text:p>
            </table:table-cell>
            <table:table-cell table:style-name="ce20" office:value-type="string" calcext:value-type="string">
              <text:p>Réduction de l’effectif de l’équipe à 1</text:p>
            </table:table-cell>
            <table:table-cell table:number-columns-repeated="2" table:style-name="ce25" office:value-type="date" office:date-value="2025-01-31" calcext:value-type="date">
              <text:p>31/01/25</text:p>
            </table:table-cell>
            <table:table-cell table:style-name="ce26" table:formula="of:=DAYS360([.D13];[.E13])" office:value-type="float" office:value="0" calcext:value-type="float">
              <text:p>0</text:p>
            </table:table-cell>
            <table:table-cell table:style-name="ce28" office:value-type="percentage" office:value="1" calcext:value-type="percentage">
              <text:p>100 %</text:p>
            </table:table-cell>
            <table:table-cell table:style-name="ce39"/>
            <table:table-cell table:style-name="ce50"/>
            <table:table-cell table:style-name="ce54" table:number-columns-repeated="3"/>
            <table:table-cell table:style-name="ce60" table:number-columns-repeated="2"/>
            <table:table-cell table:style-name="ce63"/>
            <table:table-cell table:style-name="ce60" table:number-columns-repeated="2"/>
            <table:table-cell table:style-name="ce54" table:number-columns-repeated="10"/>
            <table:table-cell table:style-name="ce72" table:number-columns-repeated="5"/>
            <table:table-cell table:style-name="ce54" table:number-columns-repeated="10"/>
            <table:table-cell table:style-name="ce82" table:number-columns-repeated="5"/>
            <table:table-cell table:style-name="ce54" table:number-columns-repeated="10"/>
            <table:table-cell table:style-name="ce87" table:number-columns-repeated="5"/>
            <table:table-cell table:style-name="ce54" table:number-columns-repeated="4"/>
            <table:table-cell table:style-name="ce90"/>
            <table:table-cell table:style-name="ce6"/>
            <table:table-cell/>
          </table:table-row>
          <table:table-row table:style-name="ro3">
            <table:table-cell table:style-name="ce6"/>
            <table:table-cell table:style-name="ce14" office:value-type="date" office:date-value="2018-02-01" calcext:value-type="date">
              <text:p>1.2</text:p>
            </table:table-cell>
            <table:table-cell table:style-name="ce20" office:value-type="string" calcext:value-type="string">
              <text:p>Prototypes et croquis sur papiers</text:p>
            </table:table-cell>
            <table:table-cell table:style-name="ce25" office:value-type="date" office:date-value="2025-03-17" calcext:value-type="date">
              <text:p>17/03/25</text:p>
            </table:table-cell>
            <table:table-cell table:style-name="ce25" office:value-type="date" office:date-value="2025-03-24" calcext:value-type="date">
              <text:p>24/03/25</text:p>
            </table:table-cell>
            <table:table-cell table:style-name="ce26" table:formula="of:=DAYS360([.D14];[.E14])" office:value-type="float" office:value="7" calcext:value-type="float">
              <text:p>7</text:p>
            </table:table-cell>
            <table:table-cell table:style-name="ce28" office:value-type="percentage" office:value="1" calcext:value-type="percentage">
              <text:p>100 %</text:p>
            </table:table-cell>
            <table:table-cell table:style-name="ce39"/>
            <table:table-cell table:style-name="ce50"/>
            <table:table-cell table:style-name="ce54" table:number-columns-repeated="3"/>
            <table:table-cell table:style-name="ce60" table:number-columns-repeated="2"/>
            <table:table-cell table:style-name="ce63" table:number-columns-repeated="6"/>
            <table:table-cell table:style-name="ce54" table:number-columns-repeated="7"/>
            <table:table-cell table:style-name="ce72" table:number-columns-repeated="5"/>
            <table:table-cell table:style-name="ce54" table:number-columns-repeated="10"/>
            <table:table-cell table:style-name="ce82" table:number-columns-repeated="5"/>
            <table:table-cell table:style-name="ce54" table:number-columns-repeated="10"/>
            <table:table-cell table:style-name="ce87" table:number-columns-repeated="5"/>
            <table:table-cell table:style-name="ce54" table:number-columns-repeated="4"/>
            <table:table-cell table:style-name="ce90"/>
            <table:table-cell table:style-name="ce6"/>
            <table:table-cell/>
          </table:table-row>
          <table:table-row table:style-name="ro3">
            <table:table-cell table:style-name="ce6"/>
            <table:table-cell table:style-name="ce14" office:value-type="date" office:date-value="2018-03-01" calcext:value-type="date">
              <text:p>1.3</text:p>
            </table:table-cell>
            <table:table-cell table:style-name="ce20" office:value-type="string" calcext:value-type="string">
              <text:p>Choix du Projet <text:s/>définitif</text:p>
            </table:table-cell>
            <table:table-cell table:style-name="ce25" office:value-type="date" office:date-value="2025-01-25" calcext:value-type="date">
              <text:p>25/01/25</text:p>
            </table:table-cell>
            <table:table-cell table:style-name="ce25" office:value-type="date" office:date-value="2025-01-31" calcext:value-type="date">
              <text:p>31/01/25</text:p>
            </table:table-cell>
            <table:table-cell table:style-name="ce26" table:formula="of:=DAYS360([.D15];[.E15])" office:value-type="float" office:value="6" calcext:value-type="float">
              <text:p>6</text:p>
            </table:table-cell>
            <table:table-cell table:style-name="ce29" office:value-type="percentage" office:value="1" calcext:value-type="percentage">
              <text:p>100 %</text:p>
            </table:table-cell>
            <table:table-cell table:style-name="ce39"/>
            <table:table-cell table:style-name="ce50"/>
            <table:table-cell table:style-name="ce54" table:number-columns-repeated="3"/>
            <table:table-cell table:style-name="ce60" table:number-columns-repeated="3"/>
            <table:table-cell table:style-name="ce63" table:number-columns-repeated="6"/>
            <table:table-cell table:style-name="ce54" table:number-columns-repeated="6"/>
            <table:table-cell table:style-name="ce72" table:number-columns-repeated="5"/>
            <table:table-cell table:style-name="ce54" table:number-columns-repeated="10"/>
            <table:table-cell table:style-name="ce82" table:number-columns-repeated="5"/>
            <table:table-cell table:style-name="ce54" table:number-columns-repeated="10"/>
            <table:table-cell table:style-name="ce87" table:number-columns-repeated="5"/>
            <table:table-cell table:style-name="ce54" table:number-columns-repeated="4"/>
            <table:table-cell table:style-name="ce90"/>
            <table:table-cell table:style-name="ce6"/>
            <table:table-cell/>
          </table:table-row>
          <table:table-row table:style-name="ro3">
            <table:table-cell table:style-name="ce6"/>
            <table:table-cell table:style-name="ce14" office:value-type="date" office:date-value="2018-04-01" calcext:value-type="date">
              <text:p>1.4</text:p>
            </table:table-cell>
            <table:table-cell table:style-name="ce20" office:value-type="string" calcext:value-type="string">
              <text:p>Croquis finaux</text:p>
            </table:table-cell>
            <table:table-cell table:style-name="ce25" office:value-type="date" office:date-value="2025-01-31" calcext:value-type="date">
              <text:p>31/01/25</text:p>
            </table:table-cell>
            <table:table-cell table:style-name="ce25" office:value-type="date" office:date-value="2025-02-03" calcext:value-type="date">
              <text:p>03/02/25</text:p>
            </table:table-cell>
            <table:table-cell table:style-name="ce26" table:formula="of:=DAYS360([.D16];[.E16])" office:value-type="float" office:value="3" calcext:value-type="float">
              <text:p>3</text:p>
            </table:table-cell>
            <table:table-cell table:style-name="ce28" office:value-type="percentage" office:value="0.7" calcext:value-type="percentage">
              <text:p>70 %</text:p>
            </table:table-cell>
            <table:table-cell table:style-name="ce40"/>
            <table:table-cell table:style-name="ce50"/>
            <table:table-cell table:style-name="ce54" table:number-columns-repeated="3"/>
            <table:table-cell table:style-name="ce60" table:number-columns-repeated="5"/>
            <table:table-cell table:style-name="ce63" table:number-columns-repeated="4"/>
            <table:table-cell table:style-name="ce54" table:number-columns-repeated="6"/>
            <table:table-cell table:style-name="ce72" table:number-columns-repeated="5"/>
            <table:table-cell table:style-name="ce54" table:number-columns-repeated="10"/>
            <table:table-cell table:style-name="ce82" table:number-columns-repeated="5"/>
            <table:table-cell table:style-name="ce54" table:number-columns-repeated="10"/>
            <table:table-cell table:style-name="ce87" table:number-columns-repeated="5"/>
            <table:table-cell table:style-name="ce54" table:number-columns-repeated="4"/>
            <table:table-cell table:style-name="ce90"/>
            <table:table-cell table:style-name="ce6"/>
            <table:table-cell/>
          </table:table-row>
        </table:table-row-group>
        <table:table-row table:style-name="ro2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Analyse &amp; Conception</text:p>
          </table:table-cell>
          <table:table-cell table:style-name="ce24" table:number-columns-repeated="4"/>
          <table:table-cell table:style-name="ce37"/>
          <table:table-cell table:style-name="ce48"/>
          <table:table-cell table:style-name="ce52" table:number-columns-repeated="2"/>
          <table:table-cell table:style-name="ce37" table:number-columns-repeated="56"/>
          <table:table-cell table:style-name="ce2"/>
          <table:table-cell/>
        </table:table-row>
        <table:table-row-group>
          <table:table-row table:style-name="ro3">
            <table:table-cell table:style-name="ce6"/>
            <table:table-cell table:style-name="ce14" office:value-type="date" office:date-value="2018-01-02" calcext:value-type="date">
              <text:p>2.1</text:p>
            </table:table-cell>
            <table:table-cell table:style-name="ce20" office:value-type="string" calcext:value-type="string">
              <text:p>Choix du langage</text:p>
            </table:table-cell>
            <table:table-cell table:style-name="ce25" office:value-type="date" office:date-value="2025-01-31" calcext:value-type="date">
              <text:p>31/01/25</text:p>
            </table:table-cell>
            <table:table-cell table:style-name="ce25" office:value-type="date" office:date-value="2025-02-03" calcext:value-type="date">
              <text:p>03/02/25</text:p>
            </table:table-cell>
            <table:table-cell table:style-name="ce26" table:formula="of:=DAYS360([.D18];[.E18])" office:value-type="float" office:value="3" calcext:value-type="float">
              <text:p>3</text:p>
            </table:table-cell>
            <table:table-cell table:style-name="ce28" office:value-type="percentage" office:value="1" calcext:value-type="percentage">
              <text:p>100 %</text:p>
            </table:table-cell>
            <table:table-cell table:style-name="ce41"/>
            <table:table-cell table:style-name="ce49"/>
            <table:table-cell table:style-name="ce53" table:number-columns-repeated="3"/>
            <table:table-cell table:style-name="ce61" table:number-columns-repeated="5"/>
            <table:table-cell table:style-name="ce53" table:number-columns-repeated="5"/>
            <table:table-cell table:style-name="ce69" table:number-columns-repeated="4"/>
            <table:table-cell table:style-name="ce53"/>
            <table:table-cell table:style-name="ce71" table:number-columns-repeated="5"/>
            <table:table-cell table:style-name="ce53" table:number-columns-repeated="10"/>
            <table:table-cell table:style-name="ce81" table:number-columns-repeated="5"/>
            <table:table-cell table:style-name="ce53" table:number-columns-repeated="10"/>
            <table:table-cell table:style-name="ce86" table:number-columns-repeated="5"/>
            <table:table-cell table:style-name="ce53" table:number-columns-repeated="4"/>
            <table:table-cell table:style-name="ce89"/>
            <table:table-cell table:style-name="ce6"/>
            <table:table-cell/>
          </table:table-row>
          <table:table-row table:style-name="ro3">
            <table:table-cell table:style-name="ce6"/>
            <table:table-cell table:style-name="ce14" office:value-type="date" office:date-value="2018-02-02" calcext:value-type="date">
              <text:p>2.2</text:p>
            </table:table-cell>
            <table:table-cell table:style-name="ce20" office:value-type="string" calcext:value-type="string">
              <text:p>Choix des outils de développements</text:p>
            </table:table-cell>
            <table:table-cell table:style-name="ce25" office:value-type="date" office:date-value="2025-01-31" calcext:value-type="date">
              <text:p>31/01/25</text:p>
            </table:table-cell>
            <table:table-cell table:style-name="ce25" office:value-type="date" office:date-value="2025-02-03" calcext:value-type="date">
              <text:p>03/02/25</text:p>
            </table:table-cell>
            <table:table-cell table:style-name="ce26" table:formula="of:=DAYS360([.D19];[.E19])" office:value-type="float" office:value="3" calcext:value-type="float">
              <text:p>3</text:p>
            </table:table-cell>
            <table:table-cell table:style-name="ce28" office:value-type="percentage" office:value="1" calcext:value-type="percentage">
              <text:p>100 %</text:p>
            </table:table-cell>
            <table:table-cell table:style-name="ce42"/>
            <table:table-cell table:style-name="ce50"/>
            <table:table-cell table:style-name="ce54" table:number-columns-repeated="3"/>
            <table:table-cell table:style-name="ce60" table:number-columns-repeated="5"/>
            <table:table-cell table:style-name="ce54" table:number-columns-repeated="9"/>
            <table:table-cell table:style-name="ce69" table:number-columns-repeated="3"/>
            <table:table-cell table:style-name="ce75"/>
            <table:table-cell table:style-name="ce76" table:number-columns-repeated="2"/>
            <table:table-cell table:style-name="ce54" table:number-columns-repeated="10"/>
            <table:table-cell table:style-name="ce82" table:number-columns-repeated="5"/>
            <table:table-cell table:style-name="ce54" table:number-columns-repeated="10"/>
            <table:table-cell table:style-name="ce87" table:number-columns-repeated="5"/>
            <table:table-cell table:style-name="ce54" table:number-columns-repeated="4"/>
            <table:table-cell table:style-name="ce90"/>
            <table:table-cell table:style-name="ce6"/>
            <table:table-cell/>
          </table:table-row>
          <table:table-row table:style-name="ro3">
            <table:table-cell table:style-name="ce6"/>
            <table:table-cell table:style-name="ce14" office:value-type="date" office:date-value="2018-03-02" calcext:value-type="date">
              <text:p>2.3</text:p>
            </table:table-cell>
            <table:table-cell table:style-name="ce20" office:value-type="string" calcext:value-type="string">
              <text:p>Vue d’ensemble de la structure du Projet</text:p>
            </table:table-cell>
            <table:table-cell table:style-name="ce25" office:value-type="date" office:date-value="2025-01-31" calcext:value-type="date">
              <text:p>31/01/25</text:p>
            </table:table-cell>
            <table:table-cell table:style-name="ce25" office:value-type="date" office:date-value="2025-02-03" calcext:value-type="date">
              <text:p>03/02/25</text:p>
            </table:table-cell>
            <table:table-cell table:style-name="ce26" table:formula="of:=DAYS360([.D20];[.E20])" office:value-type="float" office:value="3" calcext:value-type="float">
              <text:p>3</text:p>
            </table:table-cell>
            <table:table-cell table:style-name="ce28" office:value-type="percentage" office:value="1" calcext:value-type="percentage">
              <text:p>100 %</text:p>
            </table:table-cell>
            <table:table-cell table:style-name="ce42"/>
            <table:table-cell table:style-name="ce50"/>
            <table:table-cell table:style-name="ce54" table:number-columns-repeated="3"/>
            <table:table-cell table:style-name="ce60" table:number-columns-repeated="5"/>
            <table:table-cell table:style-name="ce54" table:number-columns-repeated="10"/>
            <table:table-cell table:style-name="ce72" table:number-columns-repeated="5"/>
            <table:table-cell table:style-name="ce54" table:number-columns-repeated="10"/>
            <table:table-cell table:style-name="ce82" table:number-columns-repeated="5"/>
            <table:table-cell table:style-name="ce54" table:number-columns-repeated="10"/>
            <table:table-cell table:style-name="ce87" table:number-columns-repeated="5"/>
            <table:table-cell table:style-name="ce54" table:number-columns-repeated="4"/>
            <table:table-cell table:style-name="ce90"/>
            <table:table-cell table:style-name="ce6"/>
            <table:table-cell/>
          </table:table-row>
        </table:table-row-group>
        <table:table-row table:style-name="ro2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Codage &amp; Test</text:p>
          </table:table-cell>
          <table:table-cell table:style-name="ce24" table:number-columns-repeated="3"/>
          <table:table-cell table:style-name="ce30"/>
          <table:table-cell table:style-name="ce37"/>
          <table:table-cell table:style-name="ce48"/>
          <table:table-cell table:style-name="ce52" table:number-columns-repeated="2"/>
          <table:table-cell table:style-name="ce37" table:number-columns-repeated="56"/>
          <table:table-cell table:style-name="ce2"/>
          <table:table-cell/>
        </table:table-row>
        <table:table-row-group>
          <table:table-row table:style-name="ro3">
            <table:table-cell table:style-name="ce6"/>
            <table:table-cell table:style-name="ce14" office:value-type="date" office:date-value="2018-01-03" calcext:value-type="date">
              <text:p>3.1</text:p>
            </table:table-cell>
            <table:table-cell table:style-name="ce20" office:value-type="string" calcext:value-type="string">
              <text:p>Codage de la scène principale</text:p>
            </table:table-cell>
            <table:table-cell table:style-name="ce25" office:value-type="date" office:date-value="2025-01-31" calcext:value-type="date">
              <text:p>31/01/25</text:p>
            </table:table-cell>
            <table:table-cell table:style-name="ce25" office:value-type="date" office:date-value="2025-04-03" calcext:value-type="date">
              <text:p>03/04/25</text:p>
            </table:table-cell>
            <table:table-cell table:style-name="ce26" table:formula="of:=DAYS360([.D22];[.E22])" office:value-type="float" office:value="63" calcext:value-type="float">
              <text:p>63</text:p>
            </table:table-cell>
            <table:table-cell table:style-name="ce28" office:value-type="percentage" office:value="0" calcext:value-type="percentage">
              <text:p>0 %</text:p>
            </table:table-cell>
            <table:table-cell table:style-name="ce41"/>
            <table:table-cell table:style-name="ce49"/>
            <table:table-cell table:style-name="ce53" table:number-columns-repeated="3"/>
            <table:table-cell table:style-name="ce60" table:number-columns-repeated="5"/>
            <table:table-cell table:style-name="ce53" table:number-columns-repeated="10"/>
            <table:table-cell table:style-name="ce71" table:number-columns-repeated="5"/>
            <table:table-cell table:style-name="ce53" table:number-columns-repeated="10"/>
            <table:table-cell table:style-name="ce81" table:number-columns-repeated="5"/>
            <table:table-cell table:style-name="ce53" table:number-columns-repeated="10"/>
            <table:table-cell table:style-name="ce86" table:number-columns-repeated="5"/>
            <table:table-cell table:style-name="ce53" table:number-columns-repeated="4"/>
            <table:table-cell table:style-name="ce89"/>
            <table:table-cell table:style-name="ce6"/>
            <table:table-cell/>
          </table:table-row>
          <table:table-row table:style-name="ro3">
            <table:table-cell table:style-name="ce6"/>
            <table:table-cell table:style-name="ce14" office:value-type="date" office:date-value="2018-02-03" calcext:value-type="date">
              <text:p>3.2</text:p>
            </table:table-cell>
            <table:table-cell table:style-name="ce20" office:value-type="string" calcext:value-type="string">
              <text:p>Ajout des IA</text:p>
            </table:table-cell>
            <table:table-cell table:style-name="ce25" office:value-type="date" office:date-value="2025-02-07" calcext:value-type="date">
              <text:p>07/02/25</text:p>
            </table:table-cell>
            <table:table-cell table:style-name="ce25" office:value-type="date" office:date-value="2025-04-03" calcext:value-type="date">
              <text:p>03/04/25</text:p>
            </table:table-cell>
            <table:table-cell table:style-name="ce26" table:formula="of:=DAYS360([.D23];[.E23])" office:value-type="float" office:value="56" calcext:value-type="float">
              <text:p>56</text:p>
            </table:table-cell>
            <table:table-cell table:style-name="ce28" office:value-type="percentage" office:value="0" calcext:value-type="percentage">
              <text:p>0 %</text:p>
            </table:table-cell>
            <table:table-cell table:style-name="ce42"/>
            <table:table-cell table:style-name="ce50"/>
            <table:table-cell table:style-name="ce54" table:number-columns-repeated="3"/>
            <table:table-cell table:style-name="ce60" table:number-columns-repeated="5"/>
            <table:table-cell table:style-name="ce54" table:number-columns-repeated="10"/>
            <table:table-cell table:style-name="ce72" table:number-columns-repeated="5"/>
            <table:table-cell table:style-name="ce54" table:number-columns-repeated="10"/>
            <table:table-cell table:style-name="ce82" table:number-columns-repeated="5"/>
            <table:table-cell table:style-name="ce54" table:number-columns-repeated="10"/>
            <table:table-cell table:style-name="ce87" table:number-columns-repeated="5"/>
            <table:table-cell table:style-name="ce54" table:number-columns-repeated="4"/>
            <table:table-cell table:style-name="ce90"/>
            <table:table-cell table:style-name="ce6"/>
            <table:table-cell/>
          </table:table-row>
          <table:table-row table:style-name="ro3">
            <table:table-cell table:style-name="ce6"/>
            <table:table-cell table:style-name="ce15" office:value-type="string" calcext:value-type="string">
              <text:p>3.2.1</text:p>
            </table:table-cell>
            <table:table-cell table:style-name="ce20" office:value-type="string" calcext:value-type="string">
              <text:p>Ajouts des objectifs</text:p>
            </table:table-cell>
            <table:table-cell table:style-name="ce25" office:value-type="date" office:date-value="2025-01-31" calcext:value-type="date">
              <text:p>31/01/25</text:p>
            </table:table-cell>
            <table:table-cell table:style-name="ce25" office:value-type="date" office:date-value="2025-04-03" calcext:value-type="date">
              <text:p>03/04/25</text:p>
            </table:table-cell>
            <table:table-cell table:style-name="ce26" table:formula="of:=DAYS360([.D24];[.E24])" office:value-type="float" office:value="63" calcext:value-type="float">
              <text:p>63</text:p>
            </table:table-cell>
            <table:table-cell table:style-name="ce28" office:value-type="percentage" office:value="0" calcext:value-type="percentage">
              <text:p>0 %</text:p>
            </table:table-cell>
            <table:table-cell table:style-name="ce42"/>
            <table:table-cell table:style-name="ce50"/>
            <table:table-cell table:style-name="ce54" table:number-columns-repeated="3"/>
            <table:table-cell table:style-name="ce60" table:number-columns-repeated="5"/>
            <table:table-cell table:style-name="ce53" table:number-columns-repeated="4"/>
            <table:table-cell table:style-name="ce54" table:number-columns-repeated="6"/>
            <table:table-cell table:style-name="ce72" table:number-columns-repeated="5"/>
            <table:table-cell table:style-name="ce54" table:number-columns-repeated="10"/>
            <table:table-cell table:style-name="ce82" table:number-columns-repeated="5"/>
            <table:table-cell table:style-name="ce54" table:number-columns-repeated="10"/>
            <table:table-cell table:style-name="ce87" table:number-columns-repeated="5"/>
            <table:table-cell table:style-name="ce54" table:number-columns-repeated="4"/>
            <table:table-cell table:style-name="ce90"/>
            <table:table-cell table:style-name="ce6"/>
            <table:table-cell/>
          </table:table-row>
          <table:table-row table:style-name="ro3">
            <table:table-cell table:style-name="ce6"/>
            <table:table-cell table:style-name="ce15" office:value-type="string" calcext:value-type="string">
              <text:p>3.2.2</text:p>
            </table:table-cell>
            <table:table-cell table:style-name="ce20" office:value-type="string" calcext:value-type="string">
              <text:p>Habillage(Textures,sons,menu,options…)</text:p>
            </table:table-cell>
            <table:table-cell table:style-name="ce25" office:value-type="date" office:date-value="2025-02-14" calcext:value-type="date">
              <text:p>14/02/25</text:p>
            </table:table-cell>
            <table:table-cell table:style-name="ce25" office:value-type="date" office:date-value="2025-04-03" calcext:value-type="date">
              <text:p>03/04/25</text:p>
            </table:table-cell>
            <table:table-cell table:style-name="ce26" table:formula="of:=DAYS360([.D25];[.E25])" office:value-type="float" office:value="49" calcext:value-type="float">
              <text:p>49</text:p>
            </table:table-cell>
            <table:table-cell table:style-name="ce29" office:value-type="percentage" office:value="0" calcext:value-type="percentage">
              <text:p>0 %</text:p>
            </table:table-cell>
            <table:table-cell table:style-name="ce42"/>
            <table:table-cell table:style-name="ce50"/>
            <table:table-cell table:style-name="ce54" table:number-columns-repeated="3"/>
            <table:table-cell table:style-name="ce60" table:number-columns-repeated="5"/>
            <table:table-cell table:style-name="ce53" table:number-columns-repeated="4"/>
            <table:table-cell table:style-name="ce54" table:number-columns-repeated="6"/>
            <table:table-cell table:style-name="ce72" table:number-columns-repeated="5"/>
            <table:table-cell table:style-name="ce54" table:number-columns-repeated="10"/>
            <table:table-cell table:style-name="ce82" table:number-columns-repeated="5"/>
            <table:table-cell table:style-name="ce54" table:number-columns-repeated="10"/>
            <table:table-cell table:style-name="ce87" table:number-columns-repeated="5"/>
            <table:table-cell table:style-name="ce54" table:number-columns-repeated="4"/>
            <table:table-cell table:style-name="ce90"/>
            <table:table-cell table:style-name="ce6"/>
            <table:table-cell/>
          </table:table-row>
          <table:table-row table:style-name="ro3">
            <table:table-cell table:style-name="ce6"/>
            <table:table-cell table:style-name="ce14" office:value-type="date" office:date-value="2018-03-03" calcext:value-type="date">
              <text:p>3.3</text:p>
            </table:table-cell>
            <table:table-cell table:style-name="ce20" office:value-type="string" calcext:value-type="string">
              <text:p>Tests finaux</text:p>
            </table:table-cell>
            <table:table-cell table:style-name="ce25" office:value-type="date" office:date-value="2025-04-03" calcext:value-type="date">
              <text:p>03/04/25</text:p>
            </table:table-cell>
            <table:table-cell table:style-name="ce25" office:value-type="date" office:date-value="2025-04-10" calcext:value-type="date">
              <text:p>10/04/25</text:p>
            </table:table-cell>
            <table:table-cell table:style-name="ce26" table:formula="of:=DAYS360([.D26];[.E26])" office:value-type="float" office:value="7" calcext:value-type="float">
              <text:p>7</text:p>
            </table:table-cell>
            <table:table-cell table:style-name="ce28" office:value-type="percentage" office:value="0" calcext:value-type="percentage">
              <text:p>0 %</text:p>
            </table:table-cell>
            <table:table-cell table:style-name="ce42"/>
            <table:table-cell table:style-name="ce50"/>
            <table:table-cell table:style-name="ce54" table:number-columns-repeated="3"/>
            <table:table-cell table:style-name="ce60" table:number-columns-repeated="5"/>
            <table:table-cell table:style-name="ce53" table:number-columns-repeated="4"/>
            <table:table-cell table:style-name="ce54" table:number-columns-repeated="6"/>
            <table:table-cell table:style-name="ce72" table:number-columns-repeated="5"/>
            <table:table-cell table:style-name="ce54" table:number-columns-repeated="10"/>
            <table:table-cell table:style-name="ce82" table:number-columns-repeated="5"/>
            <table:table-cell table:style-name="ce54" table:number-columns-repeated="10"/>
            <table:table-cell table:style-name="ce87" table:number-columns-repeated="5"/>
            <table:table-cell table:style-name="ce54" table:number-columns-repeated="4"/>
            <table:table-cell table:style-name="ce90"/>
            <table:table-cell table:style-name="ce6"/>
            <table:table-cell/>
          </table:table-row>
          <table:table-row table:style-name="ro3">
            <table:table-cell table:style-name="ce6"/>
            <table:table-cell table:style-name="ce15" office:value-type="string" calcext:value-type="string">
              <text:p>3.3.1</text:p>
            </table:table-cell>
            <table:table-cell table:style-name="ce111" office:value-type="string" calcext:value-type="string">
              <text:p>Béta-testing</text:p>
            </table:table-cell>
            <table:table-cell table:style-name="ce25" office:value-type="date" office:date-value="2025-04-10" calcext:value-type="date">
              <text:p>10/04/25</text:p>
            </table:table-cell>
            <table:table-cell table:style-name="ce25" office:value-type="date" office:date-value="2025-04-16" calcext:value-type="date">
              <text:p>16/04/25</text:p>
            </table:table-cell>
            <table:table-cell table:style-name="ce26" table:formula="of:=DAYS360([.D27];[.E27])" office:value-type="float" office:value="6" calcext:value-type="float">
              <text:p>6</text:p>
            </table:table-cell>
            <table:table-cell table:style-name="ce28" office:value-type="percentage" office:value="0" calcext:value-type="percentage">
              <text:p>0 %</text:p>
            </table:table-cell>
            <table:table-cell table:style-name="ce42"/>
            <table:table-cell table:style-name="ce50"/>
            <table:table-cell table:style-name="ce54" table:number-columns-repeated="3"/>
            <table:table-cell table:style-name="ce60" table:number-columns-repeated="5"/>
            <table:table-cell table:style-name="ce53" table:number-columns-repeated="4"/>
            <table:table-cell table:style-name="ce54" table:number-columns-repeated="6"/>
            <table:table-cell table:style-name="ce72" table:number-columns-repeated="5"/>
            <table:table-cell table:style-name="ce54" table:number-columns-repeated="10"/>
            <table:table-cell table:style-name="ce82" table:number-columns-repeated="5"/>
            <table:table-cell table:style-name="ce54" table:number-columns-repeated="10"/>
            <table:table-cell table:style-name="ce87" table:number-columns-repeated="5"/>
            <table:table-cell table:style-name="ce54" table:number-columns-repeated="4"/>
            <table:table-cell table:style-name="ce90"/>
            <table:table-cell table:style-name="ce6"/>
            <table:table-cell/>
          </table:table-row>
        </table:table-row-group>
        <table:table-row table:style-name="ro2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19" office:value-type="string" calcext:value-type="string">
            <text:p>Livraison</text:p>
          </table:table-cell>
          <table:table-cell table:style-name="ce24" table:number-columns-repeated="3"/>
          <table:table-cell table:style-name="ce30"/>
          <table:table-cell table:style-name="ce37"/>
          <table:table-cell table:style-name="ce48"/>
          <table:table-cell table:style-name="ce52" table:number-columns-repeated="2"/>
          <table:table-cell table:style-name="ce37" table:number-columns-repeated="56"/>
          <table:table-cell table:style-name="ce2"/>
          <table:table-cell/>
        </table:table-row>
        <table:table-row-group>
          <table:table-row table:style-name="ro3">
            <table:table-cell table:style-name="ce6"/>
            <table:table-cell table:style-name="ce14" office:value-type="date" office:date-value="2018-01-04" calcext:value-type="date">
              <text:p>4.1</text:p>
            </table:table-cell>
            <table:table-cell table:style-name="ce20" office:value-type="string" calcext:value-type="string">
              <text:p>Rédaction du rapport</text:p>
            </table:table-cell>
            <table:table-cell table:style-name="ce25" office:value-type="date" office:date-value="2025-01-16" calcext:value-type="date">
              <text:p>16/01/25</text:p>
            </table:table-cell>
            <table:table-cell table:style-name="ce25" office:value-type="date" office:date-value="2025-04-16" calcext:value-type="date">
              <text:p>16/04/25</text:p>
            </table:table-cell>
            <table:table-cell table:style-name="ce26" table:formula="of:=DAYS360([.D27];[.E27])" office:value-type="float" office:value="6" calcext:value-type="float">
              <text:p>6</text:p>
            </table:table-cell>
            <table:table-cell table:style-name="ce28" office:value-type="percentage" office:value="0" calcext:value-type="percentage">
              <text:p>0 %</text:p>
            </table:table-cell>
            <table:table-cell table:style-name="ce41"/>
            <table:table-cell table:style-name="ce49"/>
            <table:table-cell table:style-name="ce53" table:number-columns-repeated="3"/>
            <table:table-cell table:style-name="ce61" table:number-columns-repeated="5"/>
            <table:table-cell table:style-name="ce53" table:number-columns-repeated="10"/>
            <table:table-cell table:style-name="ce71" table:number-columns-repeated="5"/>
            <table:table-cell table:style-name="ce53" table:number-columns-repeated="10"/>
            <table:table-cell table:style-name="ce81" table:number-columns-repeated="5"/>
            <table:table-cell table:style-name="ce53" table:number-columns-repeated="10"/>
            <table:table-cell table:style-name="ce86" table:number-columns-repeated="5"/>
            <table:table-cell table:style-name="ce53" table:number-columns-repeated="4"/>
            <table:table-cell table:style-name="ce89"/>
            <table:table-cell table:style-name="ce6"/>
            <table:table-cell/>
          </table:table-row>
          <table:table-row table:style-name="ro3">
            <table:table-cell table:style-name="ce6"/>
            <table:table-cell table:style-name="ce14" office:value-type="date" office:date-value="2018-02-04" calcext:value-type="date">
              <text:p>4.2</text:p>
            </table:table-cell>
            <table:table-cell table:style-name="ce20" office:value-type="string" calcext:value-type="string">
              <text:p>Préparation de la soutenance</text:p>
            </table:table-cell>
            <table:table-cell table:style-name="ce25" office:value-type="date" office:date-value="2025-04-01" calcext:value-type="date">
              <text:p>01/04/25</text:p>
            </table:table-cell>
            <table:table-cell table:style-name="ce25" office:value-type="date" office:date-value="2025-04-16" calcext:value-type="date">
              <text:p>16/04/25</text:p>
            </table:table-cell>
            <table:table-cell table:style-name="ce26" table:formula="of:=DAYS360([.D30];[.E30])" office:value-type="float" office:value="15" calcext:value-type="float">
              <text:p>15</text:p>
            </table:table-cell>
            <table:table-cell table:style-name="ce28" office:value-type="percentage" office:value="0" calcext:value-type="percentage">
              <text:p>0 %</text:p>
            </table:table-cell>
            <table:table-cell table:style-name="ce42"/>
            <table:table-cell table:style-name="ce50"/>
            <table:table-cell table:style-name="ce54" table:number-columns-repeated="3"/>
            <table:table-cell table:style-name="ce61" table:number-columns-repeated="5"/>
            <table:table-cell table:style-name="ce54" table:number-columns-repeated="10"/>
            <table:table-cell table:style-name="ce72" table:number-columns-repeated="5"/>
            <table:table-cell table:style-name="ce54" table:number-columns-repeated="10"/>
            <table:table-cell table:style-name="ce82" table:number-columns-repeated="5"/>
            <table:table-cell table:style-name="ce54" table:number-columns-repeated="10"/>
            <table:table-cell table:style-name="ce87" table:number-columns-repeated="5"/>
            <table:table-cell table:style-name="ce54" table:number-columns-repeated="4"/>
            <table:table-cell table:style-name="ce90"/>
            <table:table-cell table:style-name="ce6"/>
            <table:table-cell/>
          </table:table-row>
        </table:table-row-group>
        <table:table-row table:style-name="ro2" table:number-rows-repeated="3">
          <table:table-cell table:style-name="ce2" table:number-columns-repeated="6"/>
          <table:table-cell table:style-name="ce31" table:number-columns-repeated="2"/>
          <table:table-cell table:style-name="ce2" table:number-columns-repeated="61"/>
        </table:table-row>
        <table:table-row table:style-name="ro4" table:number-rows-repeated="1048537">
          <table:table-cell table:number-columns-repeated="69"/>
        </table:table-row>
        <table:table-row table:style-name="ro5" table:number-rows-repeated="5">
          <table:table-cell table:number-columns-repeated="69"/>
        </table:table-row>
        <table:table-row table:style-name="ro5">
          <table:table-cell table:number-columns-repeated="69"/>
        </table:table-row>
        <calcext:conditional-formats>
          <calcext:conditional-format calcext:target-range-address="'Diagramme de Gantt'.G12:'Diagramme de Gantt'.G16 'Diagramme de Gantt'.G18:'Diagramme de Gantt'.G30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'Diagramme de Gantt'.G12:'Diagramme de Gantt'.G16 'Diagramme de Gantt'.G18:'Diagramme de Gantt'.G30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Century Gothic" svg:font-family="'Century Gothic'"/>
    <style:font-face style:name="Poppins" svg:font-family="Poppins"/>
    <style:font-face style:name="Roboto" svg:font-family="Roboto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5">
      <number:text>$</number:text>
      <number:number number:decimal-places="2" loext:min-decimal-places="2" number:min-integer-digits="1" number:grouping="true"/>
    </number:number-style>
    <number:date-style style:name="N146">
      <number:day/>
      <number:text>.</number:text>
      <number:month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1">00/00/0000</text:date>, <text:time style:data-style-name="N2" text:time-value="14:49:44.5738309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iagramme_20_de_20_Gantt" style:display-name="PageStyle_Diagramme de Gant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1-31T16:21:54.189818925</dc:date>
    <meta:editing-duration>PT21M31S</meta:editing-duration>
    <meta:editing-cycles>5</meta:editing-cycles>
    <meta:generator>LibreOffice/6.4.7.2$Linux_X86_64 LibreOffice_project/40$Build-2</meta:generator>
    <meta:document-statistic meta:table-count="1" meta:cell-count="195" meta:object-count="0"/>
  </office:meta>
</office:document-meta>
</file>